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9cm"/>
    </style:style>
    <style:style style:name="co2" style:family="table-column">
      <style:table-column-properties fo:break-before="auto" style:column-width="5.62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517cm"/>
    </style:style>
    <style:style style:name="co5" style:family="table-column">
      <style:table-column-properties fo:break-before="auto" style:column-width="1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Normal Name</text:p>
          </table:table-cell>
          <table:table-cell table:style-name="ce1" office:value-type="string" calcext:value-type="string">
            <text:p>Benchmark Name</text:p>
          </table:table-cell>
          <table:table-cell table:style-name="ce1" office:value-type="string" calcext:value-type="string">
            <text:p>Have model?</text:p>
          </table:table-cell>
          <table:table-cell table:style-name="ce1" office:value-type="string" calcext:value-type="string">
            <text:p>Running Time</text:p>
          </table:table-cell>
          <table:table-cell table:style-name="ce1" office:value-type="string" calcext:value-type="string">
            <text:p>Used Strategy</text:p>
          </table:table-cell>
          <table:table-cell table:style-name="ce1"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BLDC01-BDS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899035s</text:p>
          </table:table-cell>
          <table:table-cell office:value-type="string" calcext:value-type="string">
            <text:p>-d 1/500 -t 20 -r support_function --setting SupportFunctionSetting</text:p>
          </table:table-cell>
          <table:table-cell table:style-name="ce3" office:value-type="string" calcext:value-type="string">
            <text:p>SFs with Delta=0.005=1/200 cannot verify with any Setting. Delta=0.002=1/500 can.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Powertrain</text:p>
          </table:table-cell>
          <table:table-cell office:value-type="string" calcext:value-type="string">
            <text:p>drivetrain_2theta_5perc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2.5824s</text:p>
          </table:table-cell>
          <table:table-cell office:value-type="string" calcext:value-type="string">
            <text:p>-d 1/2000 -t 2 -r support_function --setting SupportFunctionSetting</text:p>
          </table:table-cell>
          <table:table-cell office:value-type="string" calcext:value-type="string">
            <text:p>Maybe try zonotopes?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12.3595s</text:p>
          </table:table-cell>
          <table:table-cell office:value-type="string" calcext:value-type="string">
            <text:p>-d 1/2000 -t 2-r polytope_t --setting TemplatePolyhedronDefault</text:p>
          </table:table-cell>
          <table:table-cell office:value-type="string" calcext:value-type="string">
            <text:p>Is definitely faster but it takes an eternity to plot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drivetrain_2theta_30perc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76.801s</text:p>
          </table:table-cell>
          <table:table-cell office:value-type="string" calcext:value-type="string">
            <text:p>-d 1/2000 -t 2 -r support_function --setting SupportFunctionSett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12.1896s</text:p>
          </table:table-cell>
          <table:table-cell office:value-type="string" calcext:value-type="string">
            <text:p>-d 1/2000 -t 2-r polytope_t --setting TemplatePolyhedronDefault</text:p>
          </table:table-cell>
          <table:table-cell office:value-type="string" calcext:value-type="string">
            <text:p>Is definitely faster but it takes an eternity to plot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drivetrain_2theta_100perc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.747s</text:p>
          </table:table-cell>
          <table:table-cell office:value-type="string" calcext:value-type="string">
            <text:p>-d 1/100 -t 2 -r support_function --setting NoBoxReducti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183.267s</text:p>
          </table:table-cell>
          <table:table-cell office:value-type="string" calcext:value-type="string">
            <text:p>-d 1/2000 -t 2 -r support_function --setting SupportFunctionSetting</text:p>
          </table:table-cell>
          <table:table-cell office:value-type="string" calcext:value-type="string">
            <text:p>Also verifies with d=1/100, which is definitely fast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10.3741s</text:p>
          </table:table-cell>
          <table:table-cell office:value-type="string" calcext:value-type="string">
            <text:p>-d 1/2000 -t 2-r polytope_t --setting TemplatePolyhedronDefault</text:p>
          </table:table-cell>
          <table:table-cell office:value-type="string" calcext:value-type="string">
            <text:p>Is definitely faster but it takes an eternity to plot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drivetrain_22theta_5percen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rivetrain_22theta_30percen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rivetrain_22theta_100percen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earbox</text:p>
          </table:table-cell>
          <table:table-cell office:value-type="string" calcext:value-type="string">
            <text:p>GRBX01_MES01_smart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arbox02</text:p>
          </table:table-cell>
          <table:table-cell office:value-type="string" calcext:value-type="string">
            <text:p>GRBX02_MES01_sma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S</text:p>
          </table:table-cell>
          <table:table-cell office:value-type="string" calcext:value-type="string">
            <text:p>ISS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d 1/1000 -t 20 -r support_function --setting NoBoxDetection</text:p>
          </table:table-cell>
          <table:table-cell office:value-type="string" calcext:value-type="string">
            <text:p>Is not verifiable with the currently most precise setting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SS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d 1/1000 -t 20 -r support_function --setting NoBoxDetection</text:p>
          </table:table-cell>
          <table:table-cell office:value-type="string" calcext:value-type="string">
            <text:p>Is not verifiable with the currently most precise setting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SU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U0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latoon</text:p>
          </table:table-cell>
          <table:table-cell office:value-type="string" calcext:value-type="string">
            <text:p>PLAD01_BND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15039s</text:p>
          </table:table-cell>
          <table:table-cell office:value-type="string" calcext:value-type="string">
            <text:p>-d 1/10 -t 20 -r support_function --setting NoBoxReduction</text:p>
          </table:table-cell>
          <table:table-cell office:value-type="string" calcext:value-type="string">
            <text:p>Default setting is not precise enough. NoBoxReduction is more precise, but needs more time.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PLAD01_BND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0256186s</text:p>
          </table:table-cell>
          <table:table-cell office:value-type="string" calcext:value-type="string">
            <text:p>-d 1/10 -t 20 -r support_function --setting SupportFunctionSett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ceRendezvous</text:p>
          </table:table-cell>
          <table:table-cell office:value-type="string" calcext:value-type="string">
            <text:p>SRA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0749269s</text:p>
          </table:table-cell>
          <table:table-cell office:value-type="string" calcext:value-type="string">
            <text:p>-d 1/10 -r support_function --setting NoBoxReduction</text:p>
          </table:table-cell>
          <table:table-cell office:value-type="string" calcext:value-type="string">
            <text:p>[!] Plot does not look complete, jump to aborting mode is miss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0.0656239s</text:p>
          </table:table-cell>
          <table:table-cell office:value-type="string" calcext:value-type="string">
            <text:p>-d 1/10 -r support_function --setting SupportFunctionSetting</text:p>
          </table:table-cell>
          <table:table-cell office:value-type="string" calcext:value-type="string">
            <text:p>[!] Plot does not look complete, jump to aborting mode is missing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RA02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3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4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5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6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7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8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NA01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U01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U02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Heat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5108s</text:p>
          </table:table-cell>
          <table:table-cell office:value-type="string" calcext:value-type="string">
            <text:p>-d 1/500 -t 40 -r box --setting BoxLinearOptimizationOn</text:p>
          </table:table-cell>
          <table:table-cell office:value-type="string" calcext:value-type="string">
            <text:p>Boxes have about the same precision as support_function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.9682s</text:p>
          </table:table-cell>
          <table:table-cell office:value-type="string" calcext:value-type="string">
            <text:p>-d 1/500 -t 40 -r support_function --setting SupportFunctionSett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2.93001s</text:p>
          </table:table-cell>
          <table:table-cell office:value-type="string" calcext:value-type="string">
            <text:p>-d 1/500 -t 40 -r SFN --setting SupportFunctionNewDefault</text:p>
          </table:table-cell>
          <table:table-cell office:value-type="string" calcext:value-type="string">
            <text:p>Plot axis are swappe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Heat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sfs with t=2 need 42 seconds, SFNs with t=2 need 24 secs, so having t = 40 is not possible for now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Heat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Heat_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mbrake</text:p>
          </table:table-cell>
          <table:table-cell office:value-type="string" calcext:value-type="string">
            <text:p>embrake_E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4318s</text:p>
          </table:table-cell>
          <table:table-cell office:value-type="string" calcext:value-type="string">
            <text:p>-r support_function --setting SupportFunctionSetting</text:p>
          </table:table-cell>
          <table:table-cell office:value-type="string" calcext:value-type="string">
            <text:p>SFN are not precise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0.902975s</text:p>
          </table:table-cell>
          <table:table-cell office:value-type="string" calcext:value-type="string">
            <text:p>-r box --setting BoxLinearOptimizationOn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embrake_EP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916119s</text:p>
          </table:table-cell>
          <table:table-cell office:value-type="string" calcext:value-type="string">
            <text:p>-r box --setting BoxLinearOptimizationOn</text:p>
          </table:table-cell>
          <table:table-cell office:value-type="string" calcext:value-type="string">
            <text:p>Model is exactly the same as embrake_EC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embrake_EC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904829s</text:p>
          </table:table-cell>
          <table:table-cell office:value-type="string" calcext:value-type="string">
            <text:p>-r box --setting BoxLinearOptimizationOn</text:p>
          </table:table-cell>
          <table:table-cell office:value-type="string" calcext:value-type="string">
            <text:p>Titled as nonlinear, the dynamics are actually linear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embrake_EP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918173s</text:p>
          </table:table-cell>
          <table:table-cell office:value-type="string" calcext:value-type="string">
            <text:p>-r box --setting BoxLinearOptimizationOn</text:p>
          </table:table-cell>
          <table:table-cell office:value-type="string" calcext:value-type="string">
            <text:p>Titled as nonlinear, the dynamics are actually linear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.00.0000</text:date>, <text:time style:data-style-name="N2" text:time-value="17:24:02.67693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15:01:31.996258668</meta:creation-date>
    <dc:date>2020-06-03T17:51:13.154075644</dc:date>
    <meta:editing-duration>PT19H32M14S</meta:editing-duration>
    <meta:editing-cycles>19</meta:editing-cycles>
    <meta:generator>LibreOffice/6.3.5.2$Linux_X86_64 LibreOffice_project/30$Build-2</meta:generator>
    <meta:document-statistic meta:table-count="1" meta:cell-count="142" meta:object-count="0"/>
  </office:meta>
</office:document-meta>
</file>